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- 1</text:p>
      <text:p text:style-name="Standard">Sourav Sarkar</text:p>
      <text:p text:style-name="Standard">11CS30037</text:p>
      <text:p text:style-name="Standard"/>
      <text:p text:style-name="Standard"/>
      <text:p text:style-name="Standard"/>
      <text:p text:style-name="Standard">Loc<text:tab/><text:tab/>LABEL<text:tab/>Instruction<text:tab/><text:tab/>Operand<text:tab/><text:tab/>Object Code</text:p>
      <text:p text:style-name="Standard"><text:tab/><text:tab/>TEST<text:tab/><text:tab/>START<text:tab/><text:tab/>2050<text:tab/><text:tab/></text:p>
      <text:p text:style-name="Standard">2050<text:tab/><text:tab/>FIRST<text:tab/><text:tab/>LDA<text:tab/><text:tab/><text:tab/>ALPHA<text:tab/><text:tab/>00205F</text:p>
      <text:p text:style-name="Standard">2053<text:tab/><text:tab/><text:tab/><text:tab/>ADD<text:tab/><text:tab/><text:tab/>INCR<text:tab/><text:tab/><text:tab/>182065</text:p>
      <text:p text:style-name="Standard">2056<text:tab/><text:tab/><text:tab/><text:tab/>SUB<text:tab/><text:tab/><text:tab/>ONE<text:tab/><text:tab/><text:tab/>1C205C</text:p>
      <text:p text:style-name="Standard">2059<text:tab/><text:tab/><text:tab/><text:tab/>STA <text:tab/><text:tab/><text:tab/>BETA<text:tab/><text:tab/><text:tab/>0C2062</text:p>
      <text:p text:style-name="Standard">205C<text:tab/><text:tab/>ONE<text:tab/><text:tab/>WORD<text:tab/><text:tab/>1 <text:tab/><text:tab/><text:tab/>000001</text:p>
      <text:p text:style-name="Standard">205F<text:tab/><text:tab/>ALPHA<text:tab/>RESW<text:tab/><text:tab/><text:tab/>1 <text:tab/><text:tab/><text:tab/>******</text:p>
      <text:p text:style-name="Standard">2062<text:tab/><text:tab/>BETA<text:tab/><text:tab/>RESW<text:tab/><text:tab/><text:tab/>1 <text:tab/><text:tab/><text:tab/>******</text:p>
      <text:p text:style-name="Standard">2065<text:tab/><text:tab/>INCR<text:tab/><text:tab/>RESW<text:tab/><text:tab/><text:tab/>1 <text:tab/><text:tab/><text:tab/>******</text:p>
      <text:p text:style-name="Standard">2068<text:tab/><text:tab/><text:tab/><text:tab/>END<text:tab/><text:tab/><text:tab/>FIRST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rav </meta:initial-creator>
    <meta:creation-date>2013-07-29T21:31:06</meta:creation-date>
    <dc:date>2013-07-29T23:37:11</dc:date>
    <dc:creator>Sourav </dc:creator>
    <meta:editing-duration>PT2H3M3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4" meta:word-count="55" meta:character-count="351" meta:non-whitespace-character-count="243"/>
  </office:meta>
</office:document-meta>
</file>